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f413d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33ff99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0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ef413d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ff99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fo:color="#0099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style:style style:name="T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99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.8cm" svg:x="3.1cm" svg:y="0.8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8cm" svg:x="20.5cm" svg:y="0.8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1.8cm" svg:x="6.4cm" svg:y="0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1.8cm" svg:x="9.8cm" svg:y="0.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cm" svg:height="1.8cm" svg:x="13.3cm" svg:y="0.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1.8cm" svg:x="16.8cm" svg:y="0.8cm">
          <text:p text:style-name="P1"><text:span text:style-name="T1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1cm" svg:y1="1.7cm" svg:x2="6.4cm" svg:y2="1.7cm" draw:start-shape="id1" draw:end-shape="id2" svg:d="M5100 1700h1300" svg:viewBox="0 0 1301 1">
          <text:p/>
        </draw:connector>
        <draw:connector draw:style-name="gr3" draw:text-style-name="P4" draw:layer="layout" draw:type="line" svg:x1="8.4cm" svg:y1="1.7cm" svg:x2="9.8cm" svg:y2="1.7cm" draw:start-shape="id2" draw:start-glue-point="10" draw:end-shape="id3" svg:d="M8400 1700h1400" svg:viewBox="0 0 1401 1">
          <text:p/>
        </draw:connector>
        <draw:connector draw:style-name="gr3" draw:text-style-name="P4" draw:layer="layout" draw:type="line" svg:x1="11.8cm" svg:y1="1.7cm" svg:x2="13.3cm" svg:y2="1.7cm" draw:start-shape="id3" draw:start-glue-point="10" draw:end-shape="id4" svg:d="M11800 1700h1500" svg:viewBox="0 0 1501 1">
          <text:p/>
        </draw:connector>
        <draw:connector draw:style-name="gr3" draw:text-style-name="P4" draw:layer="layout" draw:type="line" svg:x1="15.3cm" svg:y1="1.7cm" svg:x2="16.8cm" svg:y2="1.7cm" draw:start-shape="id4" draw:start-glue-point="10" draw:end-shape="id5" svg:d="M15300 1700h1500" svg:viewBox="0 0 1501 1">
          <text:p/>
        </draw:connector>
        <draw:connector draw:style-name="gr3" draw:text-style-name="P4" draw:layer="layout" draw:type="line" svg:x1="18.8cm" svg:y1="1.7cm" svg:x2="20.5cm" svg:y2="1.7cm" draw:start-shape="id5" draw:start-glue-point="10" draw:end-shape="id6" svg:d="M18800 1700h1700" svg:viewBox="0 0 1701 1">
          <text:p/>
        </draw:connector>
        <draw:custom-shape draw:style-name="gr1" draw:text-style-name="P2" xml:id="id7" draw:id="id7" draw:layer="layout" svg:width="2cm" svg:height="1.8cm" svg:x="3.1cm" svg:y="3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cm" svg:height="1.8cm" svg:x="6.4cm" svg:y="3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cm" svg:height="1.8cm" svg:x="9.8cm" svg:y="3.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cm" svg:height="1.8cm" svg:x="13.3cm" svg:y="3.6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1.8cm" svg:x="16.8cm" svg:y="3.6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1cm" svg:y1="4.5cm" svg:x2="6.4cm" svg:y2="4.5cm" draw:start-shape="id7" draw:end-shape="id8" svg:d="M5100 4500h1300" svg:viewBox="0 0 1301 1">
          <text:p/>
        </draw:connector>
        <draw:connector draw:style-name="gr3" draw:text-style-name="P4" draw:layer="layout" draw:type="line" svg:x1="8.4cm" svg:y1="4.5cm" svg:x2="9.8cm" svg:y2="4.5cm" draw:start-shape="id8" draw:start-glue-point="10" draw:end-shape="id9" svg:d="M8400 4500h1400" svg:viewBox="0 0 1401 1">
          <text:p/>
        </draw:connector>
        <draw:connector draw:style-name="gr3" draw:text-style-name="P4" draw:layer="layout" draw:type="line" svg:x1="11.8cm" svg:y1="4.5cm" svg:x2="13.3cm" svg:y2="4.5cm" draw:start-shape="id9" draw:start-glue-point="10" draw:end-shape="id10" svg:d="M11800 4500h1500" svg:viewBox="0 0 1501 1">
          <text:p/>
        </draw:connector>
        <draw:connector draw:style-name="gr3" draw:text-style-name="P4" draw:layer="layout" draw:type="line" svg:x1="15.3cm" svg:y1="4.5cm" svg:x2="16.8cm" svg:y2="4.5cm" draw:start-shape="id10" draw:start-glue-point="10" draw:end-shape="id11" svg:d="M15300 4500h1500" svg:viewBox="0 0 1501 1">
          <text:p/>
        </draw:connector>
        <draw:custom-shape draw:style-name="gr1" draw:text-style-name="P2" xml:id="id12" draw:id="id12" draw:layer="layout" svg:width="2cm" svg:height="1.8cm" svg:x="3.2cm" svg:y="6.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1.8cm" svg:x="6.5cm" svg:y="6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cm" svg:height="1.8cm" svg:x="9.9cm" svg:y="6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2cm" svg:height="1.8cm" svg:x="13.4cm" svg:y="6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cm" svg:height="1.8cm" svg:x="16.7cm" svg:y="6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2cm" svg:y1="7.3cm" svg:x2="6.5cm" svg:y2="7.3cm" draw:start-shape="id12" draw:end-shape="id13" svg:d="M5200 7300h1300" svg:viewBox="0 0 1301 1">
          <text:p/>
        </draw:connector>
        <draw:connector draw:style-name="gr3" draw:text-style-name="P4" draw:layer="layout" draw:type="line" svg:x1="8.5cm" svg:y1="7.3cm" svg:x2="9.9cm" svg:y2="7.3cm" draw:start-shape="id13" draw:start-glue-point="10" draw:end-shape="id14" svg:d="M8500 7300h1400" svg:viewBox="0 0 1401 1">
          <text:p/>
        </draw:connector>
        <draw:connector draw:style-name="gr3" draw:text-style-name="P4" draw:layer="layout" draw:type="line" svg:x1="11.9cm" svg:y1="7.3cm" svg:x2="13.4cm" svg:y2="7.3cm" draw:start-shape="id14" draw:start-glue-point="10" draw:end-shape="id15" svg:d="M11900 7300h1500" svg:viewBox="0 0 1501 1">
          <text:p/>
        </draw:connector>
        <draw:connector draw:style-name="gr3" draw:text-style-name="P4" draw:layer="layout" draw:type="line" svg:x1="15.4cm" svg:y1="7.3cm" svg:x2="16.7cm" svg:y2="7.3cm" draw:start-shape="id15" draw:start-glue-point="10" draw:end-shape="id16" svg:d="M15400 7300h1300" svg:viewBox="0 0 1301 1">
          <text:p/>
        </draw:connector>
        <draw:custom-shape draw:style-name="gr4" draw:text-style-name="P5" xml:id="id17" draw:id="id17" draw:layer="layout" svg:width="2cm" svg:height="1.8cm" svg:x="3.2cm" svg:y="9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8" draw:id="id18" draw:layer="layout" svg:width="2cm" svg:height="1.8cm" svg:x="6.2cm" svg:y="9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9" draw:id="id19" draw:layer="layout" svg:width="2cm" svg:height="1.8cm" svg:x="9.3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1.8cm" svg:x="12.5cm" svg:y="9.4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1.8cm" svg:x="15.7cm" svg:y="9.4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2cm" svg:y1="10.3cm" svg:x2="6.2cm" svg:y2="10.3cm" draw:start-shape="id17" draw:end-shape="id18" svg:d="M5200 10300h1000" svg:viewBox="0 0 1001 1">
          <text:p/>
        </draw:connector>
        <draw:connector draw:style-name="gr3" draw:text-style-name="P4" draw:layer="layout" draw:type="line" svg:x1="8.2cm" svg:y1="10.3cm" svg:x2="9.3cm" svg:y2="10.3cm" draw:start-shape="id18" draw:start-glue-point="10" draw:end-shape="id19" svg:d="M8200 10300h1100" svg:viewBox="0 0 1101 1">
          <text:p/>
        </draw:connector>
        <draw:connector draw:style-name="gr3" draw:text-style-name="P4" draw:layer="layout" draw:type="line" svg:x1="11.3cm" svg:y1="10.3cm" svg:x2="12.5cm" svg:y2="10.3cm" draw:start-shape="id19" draw:start-glue-point="10" draw:end-shape="id20" svg:d="M11300 10300h1200" svg:viewBox="0 0 1201 1">
          <text:p/>
        </draw:connector>
        <draw:connector draw:style-name="gr3" draw:text-style-name="P4" draw:layer="layout" draw:type="line" svg:x1="14.5cm" svg:y1="10.3cm" svg:x2="15.7cm" svg:y2="10.3cm" draw:start-shape="id20" draw:start-glue-point="10" draw:end-shape="id21" svg:d="M14500 10300h1200" svg:viewBox="0 0 1201 1">
          <text:p/>
        </draw:connector>
        <draw:custom-shape draw:style-name="gr1" draw:text-style-name="P2" xml:id="id22" draw:id="id22" draw:layer="layout" svg:width="2cm" svg:height="1.8cm" svg:x="18.7cm" svg:y="9.4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7cm" svg:y1="10.3cm" svg:x2="18.7cm" svg:y2="10.3cm" draw:start-shape="id21" draw:end-shape="id22" svg:d="M17700 10300h1000" svg:viewBox="0 0 1001 1">
          <text:p/>
        </draw:connector>
        <draw:custom-shape draw:style-name="gr1" draw:text-style-name="P2" xml:id="id23" draw:id="id23" draw:layer="layout" svg:width="2cm" svg:height="1.8cm" svg:x="21.6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7cm" svg:y1="10.3cm" svg:x2="21.6cm" svg:y2="10.3cm" draw:start-shape="id22" draw:start-glue-point="10" draw:end-shape="id23" draw:end-glue-point="6" svg:d="M20700 10300h900" svg:viewBox="0 0 901 1">
          <text:p/>
        </draw:connector>
        <draw:custom-shape draw:style-name="gr2" draw:text-style-name="P3" xml:id="id24" draw:id="id24" draw:layer="layout" svg:width="2cm" svg:height="1.8cm" svg:x="3.3cm" svg:y="12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2cm" svg:height="1.8cm" svg:x="6.5cm" svg:y="12.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2cm" svg:height="1.8cm" svg:x="9.6cm" svg:y="12.3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3cm" svg:y1="13.2cm" svg:x2="6.5cm" svg:y2="13.2cm" draw:start-shape="id24" draw:start-glue-point="10" draw:end-shape="id25" svg:d="M5300 13200h1200" svg:viewBox="0 0 1201 1">
          <text:p/>
        </draw:connector>
        <draw:connector draw:style-name="gr3" draw:text-style-name="P4" draw:layer="layout" draw:type="line" svg:x1="8.5cm" svg:y1="13.2cm" svg:x2="9.6cm" svg:y2="13.2cm" draw:start-shape="id25" draw:start-glue-point="10" draw:end-shape="id26" svg:d="M8500 13200h1100" svg:viewBox="0 0 1101 1">
          <text:p/>
        </draw:connector>
        <draw:custom-shape draw:style-name="gr1" draw:text-style-name="P2" xml:id="id27" draw:id="id27" draw:layer="layout" svg:width="2cm" svg:height="1.8cm" svg:x="12.9cm" svg:y="12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6cm" svg:y1="13.2cm" svg:x2="12.9cm" svg:y2="13.2cm" draw:start-shape="id26" draw:start-glue-point="10" draw:end-shape="id27" svg:d="M11600 13200h1300" svg:viewBox="0 0 1301 1">
          <text:p/>
        </draw:connector>
        <draw:custom-shape draw:style-name="gr1" draw:text-style-name="P2" xml:id="id28" draw:id="id28" draw:layer="layout" svg:width="2cm" svg:height="1.8cm" svg:x="3.4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2cm" svg:height="1.8cm" svg:x="6.5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4cm" svg:y1="16cm" svg:x2="6.5cm" svg:y2="16cm" draw:start-shape="id28" draw:start-glue-point="10" draw:end-shape="id29" svg:d="M5400 16000h1100" svg:viewBox="0 0 1101 1">
          <text:p/>
        </draw:connector>
        <draw:custom-shape draw:style-name="gr4" draw:text-style-name="P5" xml:id="id30" draw:id="id30" draw:layer="layout" svg:width="2cm" svg:height="1.8cm" svg:x="9.4cm" svg:y="15.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cm" svg:height="1.8cm" svg:x="12.5cm" svg:y="15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cm" svg:height="1.8cm" svg:x="15.7cm" svg:y="15.1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4cm" svg:y1="16cm" svg:x2="12.5cm" svg:y2="16cm" draw:start-shape="id30" draw:start-glue-point="10" draw:end-shape="id31" svg:d="M11400 16000h1100" svg:viewBox="0 0 1101 1">
          <text:p/>
        </draw:connector>
        <draw:connector draw:style-name="gr3" draw:text-style-name="P4" draw:layer="layout" draw:type="line" svg:x1="14.5cm" svg:y1="16cm" svg:x2="15.7cm" svg:y2="16cm" draw:start-shape="id31" draw:start-glue-point="10" draw:end-shape="id32" svg:d="M14500 16000h1200" svg:viewBox="0 0 1201 1">
          <text:p/>
        </draw:connector>
        <draw:connector draw:style-name="gr3" draw:text-style-name="P4" draw:layer="layout" draw:type="line" svg:x1="8.5cm" svg:y1="16cm" svg:x2="9.4cm" svg:y2="16cm" draw:start-shape="id29" draw:start-glue-point="10" draw:end-shape="id30" svg:d="M8500 16000h900" svg:viewBox="0 0 901 1">
          <text:p/>
        </draw:connector>
        <draw:custom-shape draw:style-name="gr1" draw:text-style-name="P2" xml:id="id33" draw:id="id33" draw:layer="layout" svg:width="2cm" svg:height="1.8cm" svg:x="18.8cm" svg:y="15.1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7cm" svg:y1="16cm" svg:x2="18.8cm" svg:y2="16cm" draw:start-shape="id32" draw:start-glue-point="10" draw:end-shape="id33" draw:end-glue-point="3" svg:d="M17700 16000h1100" svg:viewBox="0 0 1101 1">
          <text:p/>
        </draw:connector>
        <draw:frame draw:style-name="gr5" draw:text-style-name="P6" draw:layer="layout" svg:width="1.476cm" svg:height="1.59cm" svg:x="1.424cm" svg:y="0.9cm">
          <draw:text-box>
            <text:p><text:span text:style-name="T2">S</text:span><text:span text:style-name="T3">1</text:span></text:p>
          </draw:text-box>
        </draw:frame>
        <draw:frame draw:style-name="gr5" draw:text-style-name="P6" draw:layer="layout" svg:width="1.476cm" svg:height="1.59cm" svg:x="1.424cm" svg:y="3.8cm">
          <draw:text-box>
            <text:p><text:span text:style-name="T2">S</text:span><text:span text:style-name="T3">2</text:span></text:p>
          </draw:text-box>
        </draw:frame>
        <draw:frame draw:style-name="gr5" draw:text-style-name="P6" draw:layer="layout" svg:width="1.476cm" svg:height="1.59cm" svg:x="1.424cm" svg:y="6.6cm">
          <draw:text-box>
            <text:p><text:span text:style-name="T2">S</text:span><text:span text:style-name="T3">3</text:span></text:p>
          </draw:text-box>
        </draw:frame>
        <draw:frame draw:style-name="gr5" draw:text-style-name="P6" draw:layer="layout" svg:width="1.476cm" svg:height="1.59cm" svg:x="1.424cm" svg:y="9.6cm">
          <draw:text-box>
            <text:p><text:span text:style-name="T2">S</text:span><text:span text:style-name="T3">4</text:span></text:p>
          </draw:text-box>
        </draw:frame>
        <draw:frame draw:style-name="gr5" draw:text-style-name="P6" draw:layer="layout" svg:width="1.476cm" svg:height="1.59cm" svg:x="1.424cm" svg:y="12.5cm">
          <draw:text-box>
            <text:p><text:span text:style-name="T2">S</text:span><text:span text:style-name="T3">5</text:span></text:p>
          </draw:text-box>
        </draw:frame>
        <draw:frame draw:style-name="gr5" draw:text-style-name="P6" draw:layer="layout" svg:width="1.476cm" svg:height="1.59cm" svg:x="1.424cm" svg:y="15.3cm">
          <draw:text-box>
            <text:p><text:span text:style-name="T2">S</text:span><text:span text:style-name="T3">6</text:span></text:p>
          </draw:text-box>
        </draw:frame>
        <draw:frame draw:style-name="gr6" draw:text-style-name="P7" draw:layer="layout" svg:width="1.433cm" svg:height="1.352cm" svg:x="-0.233cm" svg:y="0.9cm">
          <draw:text-box>
            <text:p><text:span text:style-name="T4">F:</text:span></text:p>
          </draw:text-box>
        </draw:frame>
        <draw:frame draw:style-name="gr6" draw:text-style-name="P7" draw:layer="layout" svg:width="1.433cm" svg:height="1.352cm" svg:x="-0.232cm" svg:y="3.8cm">
          <draw:text-box>
            <text:p><text:span text:style-name="T4">F:</text:span></text:p>
          </draw:text-box>
        </draw:frame>
        <draw:frame draw:style-name="gr6" draw:text-style-name="P7" draw:layer="layout" svg:width="1.433cm" svg:height="1.352cm" svg:x="-0.231cm" svg:y="12.6cm">
          <draw:text-box>
            <text:p><text:span text:style-name="T4">F:</text:span></text:p>
          </draw:text-box>
        </draw:frame>
        <draw:frame draw:style-name="gr7" draw:text-style-name="P8" draw:layer="layout" svg:width="1.598cm" svg:height="1.352cm" svg:x="-0.23cm" svg:y="6.6cm">
          <draw:text-box>
            <text:p><text:span text:style-name="T5">G:</text:span></text:p>
          </draw:text-box>
        </draw:frame>
        <draw:frame draw:style-name="gr7" draw:text-style-name="P8" draw:layer="layout" svg:width="1.598cm" svg:height="1.352cm" svg:x="-0.23cm" svg:y="9.6cm">
          <draw:text-box>
            <text:p><text:span text:style-name="T5">G:</text:span></text:p>
          </draw:text-box>
        </draw:frame>
        <draw:frame draw:style-name="gr7" draw:text-style-name="P8" draw:layer="layout" svg:width="1.598cm" svg:height="1.352cm" svg:x="-0.23cm" svg:y="15.3cm">
          <draw:text-box>
            <text:p><text:span text:style-name="T5">G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Павел  Слипенчук</meta:initial-creator>
    <meta:creation-date>2018-10-30T10:58:30.044176340</meta:creation-date>
    <meta:generator>LibreOffice/6.0.7.3$Linux_X86_64 LibreOffice_project/00m0$Build-3</meta:generator>
    <dc:date>2019-11-02T12:44:19.437758744</dc:date>
    <meta:editing-duration>PT18M37S</meta:editing-duration>
    <meta:editing-cycles>6</meta:editing-cycles>
    <meta:document-statistic meta:object-count="72"/>
  </office:meta>
</office:document-meta>
</file>